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office:value-type="string" calcext:value-type="string">
            <text:p>fac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41176470588235" calcext:value-type="float">
            <text:p>1.41176470588235</text:p>
          </table:table-cell>
          <table:table-cell table:formula="of:=12*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10375" calcext:value-type="float">
            <text:p>1.10375</text:p>
          </table:table-cell>
          <table:table-cell table:formula="of:=SUM([.D2:.D5])" office:value-type="float" office:value="26.49" calcext:value-type="float">
            <text:p>26.4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: cumulated is the power that the stage has to del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2825" calcext:value-type="float">
            <text:p>1.2825</text:p>
          </table:table-cell>
          <table:table-cell table:formula="of:=[.D14]*[.F2]" office:value-type="float" office:value="30.78" calcext:value-type="float">
            <text:p>30.7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58823529411765" calcext:value-type="float">
            <text:p>1.58823529411765</text:p>
          </table:table-cell>
          <table:table-cell table:formula="of:=[.D15]+[.D3]" office:value-type="float" office:value="27" calcext:value-type="float">
            <text:p>2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ply scheme 2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9]/[.B19]" office:value-type="float" office:value="1.33095" calcext:value-type="float">
            <text:p>1.33095</text:p>
          </table:table-cell>
          <table:table-cell table:formula="of:=[.D20]*[.F2]" office:value-type="float" office:value="31.9428" calcext:value-type="float">
            <text:p>31.9428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0]/[.B20]" office:value-type="float" office:value="1.64823529411765" calcext:value-type="float">
            <text:p>1.64823529411765</text:p>
          </table:table-cell>
          <table:table-cell table:formula="of:=[.D21]+[.D3]" office:value-type="float" office:value="28.02" calcext:value-type="float">
            <text:p>28.02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6" calcext:value-type="float">
            <text:p>6</text:p>
          </table:table-cell>
          <table:table-cell table:formula="of:=[.D21]/[.B21]" office:value-type="float" office:value="0.67" calcext:value-type="float">
            <text:p>0.67</text:p>
          </table:table-cell>
          <table:table-cell table:formula="of:=[.D22]+([.B22]-[.B23])*[.C22]" office:value-type="float" office:value="4.02" calcext:value-type="float">
            <text:p>4.02</text:p>
          </table:table-cell>
          <table:table-cell/>
          <table:table-cell table:style-name="ce2" table:formula="of:=[.B21]" office:value-type="float" office:value="6" calcext:value-type="float">
            <text:p>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formula="of:=([.F21]-[.F22])*[.C21]" office:value-type="float" office:value="0.67" calcext:value-type="float">
            <text:p>0.67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6" calcext:value-type="float">
            <text:p>0.6</text:p>
          </table:table-cell>
          <table:table-cell table:formula="of:=[.D23]+[.D4]+[.D5]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3]*[.C23]+([.B22]-[.B23])*[.C23]" office:value-type="float" office:value="1.5" calcext:value-type="float">
            <text:p>1.5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5V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ply scheme 3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26]/[.B26]" office:value-type="float" office:value="1.2996" calcext:value-type="float">
            <text:p>1.2996</text:p>
          </table:table-cell>
          <table:table-cell table:formula="of:=[.D27]*[.F2]" office:value-type="float" office:value="31.1904" calcext:value-type="float">
            <text:p>31.190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7]/[.B27]" office:value-type="float" office:value="1.60941176470588" calcext:value-type="float">
            <text:p>1.60941176470588</text:p>
          </table:table-cell>
          <table:table-cell table:formula="of:=[.D28]+[.D3]" office:value-type="float" office:value="27.36" calcext:value-type="float">
            <text:p>27.36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8]/[.B28]" office:value-type="float" office:value="0.6" calcext:value-type="float">
            <text:p>0.6</text:p>
          </table:table-cell>
          <table:table-cell table:formula="of:=[.D29]+[.D30]+([.B28]-[.B30])*[.C30]+([.B28]-[.B29])*[.C29]" office:value-type="float" office:value="3.36" calcext:value-type="float">
            <text:p>3.36</text:p>
          </table:table-cell>
          <table:table-cell/>
          <table:table-cell table:style-name="ce2" table:formula="of:=[.B28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9]/[.B29]" office:value-type="float" office:value="0.3" calcext:value-type="float">
            <text:p>0.3</text:p>
          </table:table-cell>
          <table:table-cell table:formula="of:=[.D4]+[.D5]" office:value-type="float" office:value="1.5" calcext:value-type="float">
            <text:p>1.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8]-[.F29])*[.C29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30]*[.C30]" office:value-type="float" office:value="0.99" calcext:value-type="float">
            <text:p>0.99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28]-[.F30])*[.C30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9:02:40.829000000</meta:creation-date>
    <meta:generator>LibreOffice/7.4.1.1$Linux_X86_64 LibreOffice_project/40$Build-1</meta:generator>
    <dc:date>2022-09-19T20:05:06.546378072</dc:date>
    <meta:editing-duration>PT5H53M56S</meta:editing-duration>
    <meta:editing-cycles>65</meta:editing-cycles>
    <meta:document-statistic meta:table-count="1" meta:cell-count="144" meta:object-count="0"/>
  </office:meta>
</office:document-meta>
</file>